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use-window-font-color="true" style:font-name="Times New Roman" fo:font-size="12pt" style:font-size-asian="12pt" style:font-size-complex="12pt"/>
    </style:style>
    <style:style style:name="P5" style:family="paragraph" style:parent-style-name="Standard">
      <style:text-properties style:use-window-font-color="true" style:font-name="Times New Roman" fo:font-size="12pt" fo:font-weight="bold" style:font-size-asian="12pt" style:font-weight-asian="bold" style:font-size-complex="12pt" style:font-weight-complex="bold"/>
    </style:style>
    <style:style style:name="P6" style:family="paragraph" style:parent-style-name="Standard">
      <style:text-properties style:use-window-font-color="true" style:font-name="Times New Roman" fo:font-size="12pt" fo:font-weight="normal" style:font-size-asian="12pt" style:font-weight-asian="normal" style:font-size-complex="12pt"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Head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T5" style:family="text">
      <style:text-properties fo:font-variant="normal" fo:text-transform="none" style:use-window-font-color="true" style:font-name="Times New Roman" fo:font-size="12pt" fo:letter-spacing="normal" fo:font-style="normal" fo:font-weight="normal" style:font-size-asian="12pt" style:font-style-asian="italic" style:font-size-complex="12pt" style:font-style-complex="italic"/>
    </style:style>
    <style:style style:name="T6" style:family="text">
      <style:text-properties fo:font-variant="normal" fo:text-transform="none" fo:letter-spacing="normal" fo:font-style="normal" fo:font-weight="normal"/>
    </style:style>
    <style:style style:name="T7" style:family="text">
      <style:text-properties style:use-window-font-color="true" style:font-name="Times New Roman" fo:font-size="12pt" fo:font-weight="normal" style:font-size-asian="12pt" style:font-weight-asian="normal" style:font-size-complex="12pt" style:font-weight-complex="normal"/>
    </style:style>
    <style:style style:name="T8" style:family="text">
      <style:text-properties style:use-window-font-color="true" style:font-name="Times New Roman" fo:font-size="12pt" style:font-size-asian="12pt" style:font-size-complex="12pt"/>
    </style:style>
    <style:style style:name="T9"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obert Ritchie</text:p>
      <text:p text:style-name="P11">Scott Wagar</text:p>
      <text:p text:style-name="P11">English 225H</text:p>
      <text:p text:style-name="P11">10 November 2015</text:p>
      <text:p text:style-name="P12">Genre Analysis Project</text:p>
      <text:p text:style-name="P1">Introduction</text:p>
      <text:p text:style-name="Standard"><text:span text:style-name="T1"><text:tab/></text:span><text:span text:style-name="T2">Electronic music is a genre that has been present in the musical scene for a long time, but it has never risen to the level of popularity of other genres. As early as the 1900's people were experimenting with ways to make new musical noises using electronics, and by the 20's people were beginning to use the newly invented instruments in popular music. This is part of the origin of the sub-genre of this discussion, electro-swing music. This music is in the style of swing and jazz which was the popular form of music in the 20's. It is usually new songs written in this style that add electronic beats and other sounds. As Loftis puts it: </text:span><text:span text:style-name="T7">“</text:span><text:span text:style-name="T3">Swing has a party vibe, a speakeasy vibe, a lot of dancing. Electro swing aims to bring it up to date with modern beats.</text:span><text:span text:style-name="T7">” This is an accurate description of what electro-swing encompasses, but it is still a growing genre. Sin</text:span><text:span text:style-name="T2">ce smaller genres usually don't attract much attention, the advent of music sharing on the internet has allowed this genre to flourish. The smaller group of people who enjoy this music can access and discuss it much more easily than before. Additionally, the musicians can spread their music much more easily.</text:span></text:p>
      <text:p text:style-name="P2">Methods</text:p>
      <text:p text:style-name="P3"><text:tab/>To select the songs to analyze, I referenced several popular music services to determine the most popular artists in the genre. After finding out who the most popular artists were, the most popular song or songs from each artist were chosen. The songs I decided on are<text:span text:style-name="T11"> The “Mojo Radio Gang” by Parov Stellar, “Ice from Russia” by Tape Five, “Delight” by Jamie Berry ft. Octavia Rose, “Lone </text:span><text:soft-page-break/><text:span text:style-name="T11">Digger” and “Suzy” by Caravan Palace, “April Showers” by ProleteR and “Everybody” by Dutty Moonshine and Kid Casino. I</text:span> listened to each song two times and took note of the most apparent features in two different categories and also noted anything else of interest. The two categories I looked at are the use of instrumentation and production style of the songs and the lyrics. After compiling the list of notable features, I compared the songs to see which aspects come up the most frequently.</text:p>
      <text:p text:style-name="P2">Results and Discussion</text:p>
      <text:p text:style-name="P3"><text:tab/>Almost all of the songs have very similar instrumentation. All of them contain piano as well as a beat consisting of a mix between drum and bass and synthesized noises. These things seem to be the staple sounds of a song in the electro-swing genre. Piano was a very common instrument in the swing music of the 20's, so it is natural for it to be found in electro-swing music. The drum and bass plus synthesized beats bring the “electro” aspect of the songs. These are a large part of what actually separates the genre from actual swing music. They serve to make the music sound more appealing to a modern listener. Trumpets, another popular instrument in swing music, are used consistently in four of the eight songs. They are only in the upbeat songs, suggesting they are used to more in higher tempo songs to bring a jazz feeling to the song.</text:p>
      <text:p text:style-name="P3"><text:tab/>In six of the eight songs, the singers' voices were altered so that they sounded more like an old recording or a record. It is a very common technique in the genre as a whole and is used in most songs. It makes the song more reminiscent of older swing music by copying the quality of the voice recordings that were in the songs. This is another staple of the genre, even the songs that didn't use it used some other form of alteration to make the instruments sound of a similar quality. It probably has to do with the fact that the genre is a modern take on another genre. Thus the artists fell compelled to bring in similar sounds to the older genre to maintain some link to it. It may also make listeners feel more like they are actually listening to old-time swing music rather than a modern synthesized song.</text:p>
      <text:p text:style-name="P3"><text:tab/>Overall, lyrics do not play nearly as large a role in the songs as the instrumentation does. All of <text:soft-page-break/>the songs' lyrics consist only of short catchy choruses of varying length. Two of the songs even only have two lines repeated throughout. The lyrics in “Everybody” consist only of the lines: “Everybody asks me how I know. I smile at them and say you told me so.” and “The Mojo Radio Gang” only has the lines: “I got a get a date, Fall the gather forward\ I got a get a date, Fall to the date.” The others have no more than a chorus and a couple of verses. All of the songs also start with an instrumental opening, and most have more parts of the song without singing than with. This places a clear importance on the quality of the music, most likely because it is where the songs' accessibility lies. If it weren't for the mix of older sounds and newer beats, the songs would lose their identity as being either electro or swing. The lyrics also contain little to no deep messages. Three of the songs are about enjoying and/or dancing to music, and two of them are about shallow love or dates. Theses messages are probably kept simpler because of the focus on the sound of the song as well as that it is hard to integrate modern issues and topics into an older sounding song and not lose focus of what the song is about. The artists who make th<text:span text:style-name="T8">e music the music could also be a large factor in this. Electronic music rarely features a large amount of vocals, so the same people who made electronic music and then decided to make electro-swing music perhaps focus less on lyrics out of habit.</text:span></text:p>
      <text:p text:style-name="P4"><text:span text:style-name="T2"><text:tab/>The audience of this genre is a fairly narrow one divided into two sections. The genre has been emerging underground as a new type of club music, mainly in Europe. This explains why it is still fairly unknown, especially in North American circles. It has been received favorably among many crowds so far. Hermann cites it as having “</text:span><text:span text:style-name="T6">already developed a big enough following in Europe that major festivals like the UK’s Bestival and Belgium’s Tomorrowland dedicate entire stages to it.</text:span><text:span text:style-name="T2">” One of the main reasons for the popularity of the band “The Gentleman Callers” which Hermann discusses is copyright issues. Disney has copyright in the U.S. over a large portion of music which The Gentleman Callers sample, but in Europe it is public domain. This makes it very hard for the group to publish their work in the U.S. There is another large group of people who enjoy electro-swing, but they </text:span><text:soft-page-break/><text:span text:style-name="T2">mainly enjoy it through online media. Websites such as Reddit, SoundCloud, and Youtube are all places where electro-swing is widely distributed and consumed. All of these websites allow people to enjoy the genre without paying of having to go to an underground club to find it. It is arguable that they have been one of the staples in enabling the genre to flourish as it has. </text:span></text:p>
      <text:p text:style-name="P6"><text:tab/>Kairos has also played a large role in why the genre is as popular as it is. The tastes of the current generation has allowed electro-swing to be born. The contemporary subculture known as hipster contributes largely to its rise. The hipster culture is broadly associated with straying away from mainstream media, indie artists and revelry in old-fashioned culture. All of these things put together make electro-swing the perfect fit for the hipster culture. It is based upon old-fashioned music, it is largely underground and away from the mainstream in the sense that it is not even widely consumed in North America. This has not yet been researched, but the criteria seem to match up, and most people would likely define electro-swing as being hipster upon hearing a description of the music. The rebellious imagery associated with the time, such as speakeasies and bootlegging, may also contribute to the appeal of the music to the current generation. </text:p>
      <text:p text:style-name="P5">Conclusion</text:p>
      <text:p text:style-name="P3"><text:span text:style-name="T8"><text:tab/>Popular electro-swing music puts a much heavier emphasis on the music and its style than the lyrics of the songs. This can be attributed to many things such as its background, the people who make it, and why people listen to it. It almost always includes a beat consisting of drum and base</text:span> as well as synthesized sounds. The singer's voice is usually made to sound like an old record, probably to connect to the roots of the genre. In many ways electro-swing breaks the norms of what one would expect from a popular genre, especially in its lack of meaningful lyrics. More interesting points that could be researched are what about these aspects of electro-swing make it such a huge hit in Europe but not North America, as well as the relationship of the hipster sub-culture to the music. These may be hard to analyze for such a new genre, but they will provide a lot of insight.</text:p>
      <text:p text:style-name="P3"><text:soft-page-break/></text:p>
      <text:p text:style-name="P8">Works Cited</text:p>
      <text:p text:style-name="P9">Caravan Palace. “Lone Digger.” MVKA Music.<text:span text:style-name="T11"> 2015. Web.</text:span></text:p>
      <text:p text:style-name="P9"><text:span text:style-name="T11">Caravan Palace. “Suzy.” </text:span><text:span text:style-name="T13">Caravan Palace.</text:span><text:span text:style-name="T11"> Cafe de la Danse. 2008. CD.</text:span></text:p>
      <text:p text:style-name="P9"><text:span text:style-name="T11">Dutty Moonshine and Kid Kasino. “Everybody.” 2012. Web.</text:span></text:p>
      <text:p text:style-name="P9">Jamie Berry ft. Octavia Rose. “Delight.” <text:span text:style-name="T13">Delight Remixes</text:span><text:span text:style-name="T11">. Flak Records 2013. Web.</text:span></text:p>
      <text:p text:style-name="P9"><text:span text:style-name="T11">Hermann Andy. “How to Talk to Your Kids about Electro Swing.” </text:span><text:span text:style-name="T13">insomniac</text:span><text:span text:style-name="T11">. Web. 3 Nov. 2015</text:span></text:p>
      <text:p text:style-name="P9"><text:span text:style-name="T11">L.J. Williamson. “Swing Music goes Electro with the Gentlemen Callers.” </text:span><text:span text:style-name="T13">LAWeekly</text:span><text:span text:style-name="T11">. Web. 3 Nov. <text:tab/>2015</text:span></text:p>
      <text:p text:style-name="P9">Parov Stellar. “The Mojo Radio Gang.” <text:span text:style-name="T13">Coco</text:span><text:span text:style-name="T11">. 2009. CD.</text:span></text:p>
      <text:p text:style-name="P9"><text:span text:style-name="T11">ProleteR. “April Showers.” </text:span><text:span text:style-name="T13">Curses From Past Times.</text:span><text:span text:style-name="T11"> ProleteR. 2011.</text:span></text:p>
      <text:p text:style-name="P10"><text:span text:style-name="T12">Tape Five. “Ice from Russia.” </text:span><text:span text:style-name="T14">Swing Patrol</text:span><text:span text:style-name="T9">. </text:span><text:span text:style-name="T4">Креатив-ИН</text:span><text:span text:style-name="T5">, </text:span><text:span text:style-name="T4">ChinChin Records.</text:span><text:span text:style-name="T9"> </text:span><text:span text:style-name="T10">2012.</text:span><text:span text:style-name="T12"> CD.</text:span></text:p>
      <text:p text:style-name="P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itchie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0-28T19:22:29.91</meta:creation-date>
    <dc:date>2015-11-10T15:00:22.88</dc:date>
    <dc:creator>Robert Ritchie</dc:creator>
    <meta:editing-duration>PT1H48M17S</meta:editing-duration>
    <meta:editing-cycles>6</meta:editing-cycles>
    <meta:generator>OpenOffice/4.1.1$Win32 OpenOffice.org_project/411m6$Build-9775</meta:generator>
    <meta:document-statistic meta:table-count="0" meta:image-count="0" meta:object-count="0" meta:page-count="5" meta:paragraph-count="28" meta:word-count="1620" meta:character-count="9208"/>
  </office:meta>
</office:document-meta>
</file>